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56" office:value-type="string" calcext:value-type="string">
              <text:p>NF - SERV. PROD. </text:p>
            </table:table-cell>
            <table:table-cell table:style-name="ce62" office:value-type="string" calcext:value-type="string">
              <text:p>R$</text:p>
            </table:table-cell>
            <table:table-cell table:style-name="ce65"/>
            <table:table-cell table:style-name="ce67" office:value-type="string" calcext:value-type="string">
              <text:p>PAGO</text:p>
            </table:table-cell>
            <table:table-cell table:style-name="ce62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73" office:value-type="string" calcext:value-type="string">
              <text:p>SALDO DEVEDOR</text:p>
            </table:table-cell>
            <table:table-cell table:style-name="ce6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7" office:value-type="string" calcext:value-type="string">
            <text:p>Mens. 08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7" office:value-type="string" calcext:value-type="string">
            <text:p>Mens. 09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7" office:value-type="string" calcext:value-type="string">
            <text:p>Mens. 10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7" office:value-type="string" calcext:value-type="string">
            <text:p>Mens. 11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7" office:value-type="string" calcext:value-type="string">
            <text:p>Mens. 12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5-01-21" calcext:value-type="date">
            <text:p>21/01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7" office:value-type="string" calcext:value-type="string">
            <text:p>Mens. 01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2-12" calcext:value-type="date">
            <text:p>12/02/2025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7" office:value-type="string" calcext:value-type="string">
            <text:p>Mens. 02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3-14" calcext:value-type="date">
            <text:p>14/03/2025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7" office:value-type="string" calcext:value-type="string">
            <text:p>Mens. 03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4" table:formula="of:=[.C9]-[.F9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7" office:value-type="string" calcext:value-type="string">
            <text:p>Mens. 04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4" table:formula="of:=[.C10]-[.F10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7" office:value-type="string" calcext:value-type="string">
            <text:p>Mens. 05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4" table:formula="of:=[.C11]-[.F11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7" office:value-type="string" calcext:value-type="string">
            <text:p>Mens. 06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4" table:formula="of:=[.C12]-[.F1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Mens. 07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3"/>
          <table:table-cell table:style-name="ce74" table:formula="of:=[.C13]-[.F13]" office:value-type="float" office:value="420" calcext:value-type="float">
            <text:p>42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/>
          <table:table-cell table:style-name="ce58" table:number-columns-repeated="5"/>
          <table:table-cell table:style-name="ce72" office:value-type="string" calcext:value-type="string">
            <text:p>TOTAL</text:p>
          </table:table-cell>
          <table:table-cell table:style-name="ce62" table:formula="of:=SUM([.H2:.H13])" office:value-type="float" office:value="420" calcext:value-type="float">
            <text:p>420,00</text:p>
          </table:table-cell>
          <table:table-cell table:style-name="ce67"/>
          <table:table-cell table:style-name="ce77" table:number-columns-repeated="55"/>
        </table:table-row>
        <table:table-row table:style-name="ro2">
          <table:table-cell table:number-columns-repeated="2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59"/>
          <table:table-cell table:style-name="ce64" table:number-columns-repeated="2"/>
          <table:table-cell table:style-name="ce70"/>
          <table:table-cell table:style-name="ce64"/>
          <table:table-cell table:style-name="ce54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0"/>
          <table:table-cell table:style-name="ce64" table:number-columns-repeated="2"/>
          <table:table-cell table:style-name="ce70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1"/>
          <table:table-cell table:style-name="ce64" table:number-columns-repeated="2"/>
          <table:table-cell table:style-name="ce71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2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1977">
          <table:table-cell table:style-name="ce55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0"/>
      <number:text> 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number number:min-integer-digits="1"/>
    </number:number-style>
    <number:number-style style:name="N124P1" style:volatile="true">
      <number:number number:min-integer-digits="1"/>
    </number:number-style>
    <number:number-style style:name="N124">
      <number:text>- DM""""""""""""""""""""""""""""""""""""""""""""""""""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6">
      <number:text>(</number:text>
      <number:currency-symbol/>
      <number:text>\,)</number:text>
      <style:map style:condition="value()&gt;=0" style:apply-style-name="N126P0"/>
    </number:currency-style>
    <number:number-style style:name="N128P0" style:volatile="true">
      <number:text>R$"</number:text>
      <number:number number:decimal-places="0" number:min-decimal-places="0" number:min-integer-digits="0"/>
      <number:text>"</number:text>
    </number:number-style>
    <number:currency-style style:name="N12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8P0"/>
    </number:currency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4">
      <number:text>R$-""""""""""""""""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date-style style:name="N169">
      <number:month number:style="long"/>
      <number:text>/</number:text>
      <number:year number:style="long"/>
    </number:date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""""""""""""""""""</number:text>
    </number:number-style>
    <number:number-style style:name="N172">
      <style:text-properties fo:color="#ff0000"/>
      <number:text>(R$""""""""""""""""""""""""""""""""""""""""""""""""""</number:text>
      <style:map style:condition="value()&gt;=0" style:apply-style-name="N172P0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0pt" style:language-asian="pt" style:country-asian="BR" style:font-style-asian="normal" style:font-weight-asian="normal" style:font-name-complex="Tahoma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1:01.35025284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1:01.351369498">00:00:00</text:time></text:span><text:span text:style-name="MT2"><text:time style:data-style-name="N2" text:time-value="14:41:01.351392662">00:00:00</text:time></text:span></text:p>
        </style:region-center>
        <style:region-right>
          <text:p><text:span text:style-name="MT4">Plant Verde Com. Prod. p/ Jard. Ibiúna Ltda.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8-01">00/00/0000</text:date><text:s/>- <text:time style:data-style-name="N2" text:time-value="14:41:01.352501866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lant Verde Com. Prod. para Jardinagem Ibiún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5-08-01T14:41:01.718988841</dc:date>
    <meta:print-date>2020-10-05T15:55:44.962000000</meta:print-date>
    <dc:language>pt-PT</dc:language>
    <meta:editing-cycles>695</meta:editing-cycles>
    <meta:editing-duration>PT10H22M1S</meta:editing-duration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